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3FE00001580C94E83D4.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margin-top="0cm" fo:margin-bottom="0.499cm" fo:line-height="125%" fo:background-color="#1c1c1c">
        <style:background-image/>
      </style:paragraph-properties>
      <style:text-properties fo:color="#ffffff"/>
    </style:style>
    <style:style style:name="P2" style:family="paragraph" style:parent-style-name="Preformatted_20_Text">
      <style:paragraph-properties fo:margin-top="0cm" fo:margin-bottom="0.499cm" fo:line-height="125%" fo:text-align="justify" style:justify-single-word="false" fo:background-color="#1c1c1c">
        <style:background-image/>
      </style:paragraph-properties>
    </style:style>
    <style:style style:name="P3" style:family="paragraph" style:parent-style-name="Preformatted_20_Text">
      <style:paragraph-properties fo:text-align="justify" style:justify-single-word="false" fo:background-color="#1c1c1c">
        <style:background-image/>
      </style:paragraph-properties>
      <style:text-properties fo:font-style="normal" fo:font-weight="normal" style:font-style-asian="normal" style:font-weight-asian="normal" style:font-style-complex="normal" style:font-weight-complex="normal"/>
    </style:style>
    <style:style style:name="P4" style:family="paragraph" style:parent-style-name="Preformatted_20_Text">
      <style:paragraph-properties fo:line-height="125%" fo:background-color="#1c1c1c">
        <style:background-image/>
      </style:paragraph-properties>
    </style:style>
    <style:style style:name="P5" style:family="paragraph" style:parent-style-name="Preformatted_20_Text">
      <style:paragraph-properties fo:line-height="125%" fo:background-color="#1c1c1c">
        <style:background-image/>
      </style:paragraph-properties>
      <style:text-properties fo:color="#ffffff"/>
    </style:style>
    <style:style style:name="P6" style:family="paragraph" style:parent-style-name="Preformatted_20_Text">
      <style:paragraph-properties fo:text-align="justify" style:justify-single-word="false" fo:background-color="#1c1c1c">
        <style:background-image/>
      </style:paragraph-properties>
      <style:text-properties fo:color="#000000"/>
    </style:style>
    <style:style style:name="P7" style:family="paragraph" style:parent-style-name="Preformatted_20_Text">
      <style:paragraph-properties fo:text-align="justify" style:justify-single-word="false" fo:background-color="#1c1c1c">
        <style:background-image/>
      </style:paragraph-properties>
      <style:text-properties fo:color="#000000" fo:font-style="normal" style:font-style-asian="normal" style:font-style-complex="normal"/>
    </style:style>
    <style:style style:name="P8" style:family="paragraph" style:parent-style-name="Standard">
      <style:paragraph-properties fo:text-align="center" style:justify-single-word="false"/>
      <style:text-properties fo:font-weight="bold" style:font-weight-asian="bold" style:font-weight-complex="bold"/>
    </style:style>
    <style:style style:name="P9" style:family="paragraph" style:parent-style-name="Standard">
      <style:paragraph-properties fo:text-align="justify" style:justify-single-word="false"/>
      <style:text-properties fo:font-weight="normal" style:font-weight-asian="normal" style:font-weight-complex="normal"/>
    </style:style>
    <style:style style:name="P10"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style="italic" fo:font-weight="normal" style:font-style-asian="italic" style:font-weight-asian="normal" style:font-style-complex="italic" style:font-weight-complex="normal"/>
    </style:style>
    <style:style style:name="P12" style:family="paragraph" style:parent-style-name="Standard" style:list-style-name="L1">
      <style:paragraph-properties fo:text-align="justify" style:justify-single-word="false"/>
      <style:text-properties fo:font-style="italic" fo:font-weight="normal" style:font-style-asian="italic" style:font-weight-asian="normal" style:font-style-complex="italic" style:font-weight-complex="normal"/>
    </style:style>
    <style:style style:name="P13"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14" style:family="paragraph" style:parent-style-name="Standard">
      <style:paragraph-properties fo:text-align="justify" style:justify-single-word="false"/>
    </style:style>
    <style:style style:name="P15" style:family="paragraph" style:parent-style-name="Standard">
      <style:paragraph-properties fo:text-align="justify" style:justify-single-word="false"/>
      <style:text-properties fo:color="#000000"/>
    </style:style>
    <style:style style:name="P16" style:family="paragraph" style:parent-style-name="Standard">
      <style:paragraph-properties fo:text-align="justify" style:justify-single-word="false"/>
      <style:text-properties fo:color="#000000" style:font-name="Courier New" fo:font-size="11pt" style:font-size-asian="11pt" style:font-size-complex="11pt"/>
    </style:style>
    <style:style style:name="P17" style:family="paragraph" style:parent-style-name="Standard">
      <style:paragraph-properties fo:text-align="justify" style:justify-single-word="false"/>
      <style:text-properties fo:color="#000000" style:font-name="Courier New" fo:font-size="11pt" fo:font-style="normal" style:font-size-asian="11pt" style:font-style-asian="normal" style:font-size-complex="11pt" style:font-style-complex="normal"/>
    </style:style>
    <style:style style:name="P18" style:family="paragraph" style:parent-style-name="Standard" style:list-style-name="L2">
      <style:paragraph-properties fo:text-align="justify" style:justify-single-word="false"/>
      <style:text-properties fo:color="#000000" fo:font-style="italic" style:font-style-asian="italic" style:font-style-complex="italic"/>
    </style:style>
    <style:style style:name="P19" style:family="paragraph" style:parent-style-name="Standard" style:list-style-name="L3">
      <style:paragraph-properties fo:text-align="justify" style:justify-single-word="false"/>
      <style:text-properties fo:color="#000000" fo:font-style="italic" style:font-style-asian="italic" style:font-style-complex="italic"/>
    </style:style>
    <style:style style:name="P20" style:family="paragraph" style:parent-style-name="Standard" style:list-style-name="L4">
      <style:paragraph-properties fo:text-align="justify" style:justify-single-word="false"/>
      <style:text-properties fo:color="#000000" fo:font-style="italic" style:font-style-asian="italic" style:font-style-complex="italic"/>
    </style:style>
    <style:style style:name="P21" style:family="paragraph" style:parent-style-name="Standard">
      <style:paragraph-properties fo:text-align="justify" style:justify-single-word="false"/>
      <style:text-properties fo:color="#000000" fo:font-style="normal" style:font-style-asian="normal" style:font-style-complex="normal"/>
    </style:style>
    <style:style style:name="P22" style:family="paragraph" style:parent-style-name="Standard">
      <style:paragraph-properties fo:text-align="justify" style:justify-single-word="false"/>
      <style:text-properties fo:color="#000000" fo:font-style="normal" fo:font-weight="bold" style:font-style-asian="normal" style:font-weight-asian="bold" style:font-style-complex="normal" style:font-weight-complex="bold"/>
    </style:style>
    <style:style style:name="P23" style:family="paragraph" style:parent-style-name="Standard">
      <style:paragraph-properties fo:text-align="justify" style:justify-single-word="false"/>
      <style:text-properties fo:color="#000000" style:font-name="Courier New" fo:font-size="11pt" fo:font-style="normal" fo:font-weight="normal" style:font-size-asian="11pt" style:font-style-asian="normal" style:font-weight-asian="normal" style:font-size-complex="11pt" style:font-style-complex="normal" style:font-weight-complex="normal"/>
    </style:style>
    <style:style style:name="P24" style:family="paragraph" style:parent-style-name="Standard">
      <style:paragraph-properties fo:text-align="justify" style:justify-single-word="false"/>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ffffff"/>
    </style:style>
    <style:style style:name="T4" style:family="text">
      <style:text-properties fo:color="#ffffff" fo:font-style="normal" fo:font-weight="normal" style:font-style-asian="normal" style:font-weight-asian="normal" style:font-style-complex="normal" style:font-weight-complex="normal"/>
    </style:style>
    <style:style style:name="T5" style:family="text">
      <style:text-properties fo:color="#ffffff" fo:font-weight="normal" style:font-weight-asian="normal" style:font-weight-complex="normal"/>
    </style:style>
    <style:style style:name="T6" style:family="text">
      <style:text-properties fo:color="#0086f7" fo:font-weight="bold"/>
    </style:style>
    <style:style style:name="T7" style:family="text">
      <style:text-properties fo:color="#0086f7" fo:font-style="normal" fo:font-weight="bold" style:font-style-asian="normal" style:font-weight-asian="normal" style:font-style-complex="normal" style:font-weight-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color="#0086d2"/>
    </style:style>
    <style:style style:name="T11" style:family="text">
      <style:text-properties fo:color="#0086d2" fo:font-style="normal" fo:font-weight="normal" style:font-style-asian="normal" style:font-weight-asian="normal" style:font-style-complex="normal" style:font-weight-complex="normal"/>
    </style:style>
    <style:style style:name="T12" style:family="text">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T13" style:family="text">
      <style:text-properties fo:color="#fb660a" fo:font-weight="bold"/>
    </style:style>
    <style:style style:name="T14" style:family="text">
      <style:text-properties fo:color="#fb660a" fo:font-weight="bold" style:font-weight-asian="normal" style:font-weight-complex="normal"/>
    </style:style>
    <style:style style:name="T15" style:family="text">
      <style:text-properties fo:color="#ff0086" fo:font-weight="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Shallow versus deep copy</text:p>
      <text:p text:style-name="P8"/>
      <text:p text:style-name="P9"/>
      <text:list xml:id="list8899188487728743160" text:style-name="L1">
        <text:list-item>
          <text:p text:style-name="P12">Reminders</text:p>
        </text:list-item>
      </text:list>
      <text:p text:style-name="P11"/>
      <text:p text:style-name="P13">When we try to copy an object, this is what happen :</text:p>
      <text:p text:style-name="P13"/>
      <text:p text:style-name="P13"><draw:frame draw:style-name="fr1" draw:name="images1" text:anchor-type="paragraph" svg:width="13.31cm" svg:height="5.503cm" draw:z-index="0"><draw:image xlink:href="Pictures/20000007000033FE00001580C94E83D4.svm" xlink:type="simple" xlink:show="embed" xlink:actuate="onLoad"/></draw:frame></text:p>
      <text:p text:style-name="P14"><text:span text:style-name="T8">We are only creating another reference to the </text:span><text:span text:style-name="T9">same </text:span><text:span text:style-name="T8">object in memory. So, by default, a Python assignation as the following will create a </text:span><text:span text:style-name="T9">shallow copy </text:span><text:span text:style-name="T8">and the changes made to the object through the copy will be applied to the original object (referenced by the original variable) as well :</text:span></text:p>
      <text:p text:style-name="P14"><text:span text:style-name="T4"/></text:p>
      <text:p text:style-name="P3"><text:span text:style-name="T3">orig_var</text:span> <text:span text:style-name="T3">=</text:span> <text:span text:style-name="T3">[</text:span><text:span text:style-name="T6">1</text:span><text:span text:style-name="T3">,</text:span> <text:span text:style-name="T6">2</text:span><text:span text:style-name="T3">,</text:span> <text:span text:style-name="T6">3</text:span><text:span text:style-name="T3">,</text:span> <text:span text:style-name="T6">4</text:span><text:span text:style-name="T3">]</text:span></text:p>
      <text:p text:style-name="P4"><text:span text:style-name="T3">copy_var</text:span> <text:span text:style-name="T3">=</text:span> <text:span text:style-name="T3">orig_var</text:span></text:p>
      <text:p text:style-name="P4"/>
      <text:p text:style-name="P4"><text:span text:style-name="T3">copy_var[</text:span><text:span text:style-name="T6">0</text:span><text:span text:style-name="T3">]</text:span> <text:span text:style-name="T3">=</text:span> <text:span text:style-name="T3">-</text:span><text:span text:style-name="T6">10</text:span></text:p>
      <text:p text:style-name="P4"/>
      <text:p text:style-name="P5">print(orig_var)</text:p>
      <text:p text:style-name="P2"><text:span text:style-name="T4">print(copy_var)</text:span></text:p>
      <text:p text:style-name="P15"><text:span text:style-name="T8">This will print :</text:span></text:p>
      <text:p text:style-name="P16"><text:span text:style-name="T8">[-10, 2, 3, 4]</text:span></text:p>
      <text:p text:style-name="P16"><text:span text:style-name="T8">[-10, 2, 3, 4]</text:span></text:p>
      <text:p text:style-name="P15"><text:span text:style-name="T8"/></text:p>
      <text:p text:style-name="P15"><text:span text:style-name="T8"/></text:p>
      <text:p text:style-name="P15"><text:span text:style-name="T8">NOTE : this is not so much a problem for immutable object types. In the following example, when we create copy_var from orig_var at line </text:span><text:span text:style-name="T9">3</text:span><text:span text:style-name="T8">, ce are in the configuration of the schema above. But at the following line, when we try to modify </text:span><text:span text:style-name="T9">copy_var</text:span><text:span text:style-name="T8">, we do not touch the original object (that can't be modified anyways) ; we actually create another string object in memory and make the </text:span><text:span text:style-name="T9">copy_var </text:span><text:span text:style-name="T8">point to this new object. The </text:span><text:span text:style-name="T9">orig_var </text:span><text:span text:style-name="T8">still points at the original string object :</text:span></text:p>
      <text:p text:style-name="P15"><text:span text:style-name="T8"/></text:p>
      <text:p text:style-name="P6"><text:span text:style-name="T4">orig_var</text:span><text:span text:style-name="T8"> </text:span><text:span text:style-name="T4">=</text:span><text:span text:style-name="T8"> </text:span><text:span text:style-name="T11">"Bonjour bonjour"</text:span></text:p>
      <text:p text:style-name="P4"><text:span text:style-name="T3">copy_var</text:span> <text:span text:style-name="T3">=</text:span> <text:span text:style-name="T3">orig_var</text:span></text:p>
      <text:p text:style-name="P4"><text:span text:style-name="T3">copy_var</text:span> <text:span text:style-name="T3">+=</text:span> <text:span text:style-name="T10">" Quentin"</text:span></text:p>
      <text:p text:style-name="P4"/>
      <text:p text:style-name="P5">print(orig_var)</text:p>
      <text:p text:style-name="P1">print(copy_var)</text:p>
      <text:p text:style-name="P15"><text:span text:style-name="T8">This will print :</text:span></text:p>
      <text:p text:style-name="P16"><text:span text:style-name="T8">Bonjour bonjour</text:span></text:p>
      <text:p text:style-name="P16"><text:span text:style-name="T8">Bonjour bonjour Quentin</text:span></text:p>
      <text:p text:style-name="P15"><text:soft-page-break/><text:span text:style-name="T8"/></text:p>
      <text:p text:style-name="P15"><text:span text:style-name="T8">But this isn't specific to immutable objects, more generally, when we assign to our </text:span><text:span text:style-name="T9">copy_var </text:span><text:span text:style-name="T8">a new object distinct from the original object pointed to by </text:span><text:span text:style-name="T9">orig_var</text:span><text:span text:style-name="T8">, we can work with our </text:span><text:span text:style-name="T9">copy_var </text:span><text:span text:style-name="T8">without impacting </text:span><text:span text:style-name="T9">orig_var</text:span><text:span text:style-name="T8"> :</text:span></text:p>
      <text:p text:style-name="P15"><text:span text:style-name="T8"/></text:p>
      <text:p text:style-name="P6"><text:span text:style-name="T4">orig_var</text:span><text:span text:style-name="T8"> </text:span><text:span text:style-name="T4">=</text:span><text:span text:style-name="T8"> </text:span><text:span text:style-name="T4">[</text:span><text:span text:style-name="T7">1</text:span><text:span text:style-name="T4">,</text:span><text:span text:style-name="T8"> </text:span><text:span text:style-name="T7">2</text:span><text:span text:style-name="T4">,</text:span><text:span text:style-name="T8"> </text:span><text:span text:style-name="T7">3</text:span><text:span text:style-name="T4">,</text:span><text:span text:style-name="T8"> </text:span><text:span text:style-name="T7">4</text:span><text:span text:style-name="T4">]</text:span></text:p>
      <text:p text:style-name="P4"><text:span text:style-name="T3">copy_var</text:span> <text:span text:style-name="T3">=</text:span> <text:span text:style-name="T3">orig_var</text:span> <text:span text:style-name="T3">+</text:span> <text:span text:style-name="T3">[</text:span><text:span text:style-name="T6">5</text:span><text:span text:style-name="T3">,</text:span> <text:span text:style-name="T6">6</text:span><text:span text:style-name="T3">]</text:span></text:p>
      <text:p text:style-name="P4"/>
      <text:p text:style-name="P5">print(orig_var)</text:p>
      <text:p text:style-name="P1">print(copy_var)</text:p>
      <text:p text:style-name="P15"><text:span text:style-name="T8">This will print :</text:span></text:p>
      <text:p text:style-name="P16"><text:span text:style-name="T8">[1, 2, 3, 4]</text:span></text:p>
      <text:p text:style-name="P16"><text:span text:style-name="T8">[1, 2, 3, 4, 5, 6]</text:span></text:p>
      <text:p text:style-name="P15"><text:span text:style-name="T8"/></text:p>
      <text:p text:style-name="P15"><text:span text:style-name="T8"/></text:p>
      <text:list xml:id="list4193868543981168412" text:style-name="L2">
        <text:list-item>
          <text:p text:style-name="P18"><text:span text:style-name="T2">Shallow copy</text:span></text:p>
        </text:list-item>
      </text:list>
      <text:p text:style-name="P21"><text:span text:style-name="T2"/></text:p>
      <text:p text:style-name="P22">Shallow copies <text:span text:style-name="T2">are only </text:span>one level deep<text:span text:style-name="T2"> : this means that such copies will indeed create an independant copy of the target object, but if this target object has nested child objects, this will only produce copies of the references of these child objects (not of the actual child objects).</text:span></text:p>
      <text:p text:style-name="P22"><text:span text:style-name="T2"/></text:p>
      <text:p text:style-name="P22"><text:span text:style-name="T2">We can use three methods in order to create a shallow copy :</text:span></text:p>
      <text:p text:style-name="P24">list_new = list_org.copy()</text:p>
      <text:p text:style-name="P24">list_new = list(list_org)</text:p>
      <text:p text:style-name="P23"><text:span text:style-name="T2">list_new = list_org[:]</text:span></text:p>
      <text:p text:style-name="P15"><text:span text:style-name="T8"/></text:p>
      <text:p text:style-name="P15"><text:span text:style-name="T8">Such copies work fine as long as the original object is only one level deep. Let's say now that we have a </text:span><text:span text:style-name="T9">nested </text:span><text:span text:style-name="T8">list as original object.</text:span></text:p>
      <text:p text:style-name="P15"><text:span text:style-name="T8"/></text:p>
      <text:p text:style-name="P6"><text:span text:style-name="T4">orig</text:span><text:span text:style-name="T8"> </text:span><text:span text:style-name="T4">=</text:span><text:span text:style-name="T8"> </text:span><text:span text:style-name="T4">[[</text:span><text:span text:style-name="T7">42</text:span><text:span text:style-name="T4">,</text:span><text:span text:style-name="T8"> </text:span><text:span text:style-name="T7">42</text:span><text:span text:style-name="T4">,</text:span><text:span text:style-name="T8"> </text:span><text:span text:style-name="T7">4444</text:span><text:span text:style-name="T4">],</text:span><text:span text:style-name="T8"> </text:span><text:span text:style-name="T7">65</text:span><text:span text:style-name="T4">,</text:span><text:span text:style-name="T8"> </text:span><text:span text:style-name="T7">75</text:span><text:span text:style-name="T4">,</text:span><text:span text:style-name="T8"> </text:span><text:span text:style-name="T7">105</text:span><text:span text:style-name="T4">]</text:span></text:p>
      <text:p text:style-name="P4"><text:span text:style-name="T3">copy</text:span> <text:span text:style-name="T3">=</text:span> <text:span text:style-name="T3">list(orig)</text:span></text:p>
      <text:p text:style-name="P4"/>
      <text:p text:style-name="P4"><text:span text:style-name="T3">copy[</text:span><text:span text:style-name="T6">1</text:span><text:span text:style-name="T3">]</text:span> <text:span text:style-name="T3">=</text:span> <text:span text:style-name="T6">85</text:span></text:p>
      <text:p text:style-name="P5">print(orig)</text:p>
      <text:p text:style-name="P5">print(copy)</text:p>
      <text:p text:style-name="P4"/>
      <text:p text:style-name="P4"><text:span text:style-name="T3">copy[</text:span><text:span text:style-name="T6">0</text:span><text:span text:style-name="T3">][</text:span><text:span text:style-name="T6">0</text:span><text:span text:style-name="T3">]</text:span> <text:span text:style-name="T3">=</text:span> <text:span text:style-name="T6">40</text:span></text:p>
      <text:p text:style-name="P4"><text:span text:style-name="T3">print(</text:span><text:span text:style-name="T10">"\n---\n"</text:span><text:span text:style-name="T3">)</text:span></text:p>
      <text:p text:style-name="P5">print(orig)</text:p>
      <text:p text:style-name="P1">print(copy)</text:p>
      <text:p text:style-name="P15"><text:span text:style-name="T8">This will print :</text:span></text:p>
      <text:p text:style-name="P16"><text:span text:style-name="T8">[[42, 42, 4444], 65, 75, 105]</text:span></text:p>
      <text:p text:style-name="P16"><text:span text:style-name="T8">[[42, 42, 4444], 85, 75, 105]</text:span></text:p>
      <text:p text:style-name="P16"><text:span text:style-name="T8"/></text:p>
      <text:p text:style-name="P16"><text:span text:style-name="T8">---</text:span></text:p>
      <text:p text:style-name="P16"><text:span text:style-name="T8"/></text:p>
      <text:p text:style-name="P16"><text:span text:style-name="T8">[[40, 42, 4444], 65, 75, 105]</text:span></text:p>
      <text:p text:style-name="P16"><text:span text:style-name="T8">[[40, 42, 4444], 85, 75, 105]</text:span></text:p>
      <text:p text:style-name="P15"><text:span text:style-name="T8"/></text:p>
      <text:p text:style-name="P15"><text:span text:style-name="T8">What happened here ? An autonomous copy of the original object was created. So, when we modify </text:span><text:span text:style-name="T12">copy[1]</text:span><text:span text:style-name="T8">, only the element at index 1 of the copy is modified, not the element at index 1 of the </text:span><text:soft-page-break/><text:span text:style-name="T8">original object.</text:span></text:p>
      <text:p text:style-name="P15"><text:span text:style-name="T8"/></text:p>
      <text:p text:style-name="P15"><text:span text:style-name="T8">But since we did a </text:span><text:span text:style-name="T9">shallow copy</text:span><text:span text:style-name="T8">, the first element of the </text:span><text:span text:style-name="T9">copy </text:span><text:span text:style-name="T8">is still refering to the same object as the first element of </text:span><text:span text:style-name="T9">orig</text:span><text:span text:style-name="T8"> (we only create a new reference to the same object). So when I modify the object that constitutes the first element of the </text:span><text:span text:style-name="T9">copy</text:span><text:span text:style-name="T8">, I also modify the object that constitues the first element of </text:span><text:span text:style-name="T9">orig </text:span><text:span text:style-name="T8">(since this object is the same in memory !).</text:span></text:p>
      <text:p text:style-name="P15"><text:span text:style-name="T8"/></text:p>
      <text:p text:style-name="P15"><text:span text:style-name="T8"/></text:p>
      <text:list xml:id="list3340052190562164270" text:style-name="L3">
        <text:list-item>
          <text:p text:style-name="P19"><text:span text:style-name="T2">Deep copy</text:span></text:p>
        </text:list-item>
      </text:list>
      <text:p text:style-name="P21"><text:span text:style-name="T2"/></text:p>
      <text:p text:style-name="P21"><text:span text:style-name="T2">To avoid the </text:span><text:span text:style-name="T1">shallow copy </text:span><text:span text:style-name="T2">behavior when it comes to nested child objects, we can do a </text:span><text:span text:style-name="T1">deep copy </text:span><text:span text:style-name="T2">that will produce a recursive complete copy of the object and all its child objects :</text:span></text:p>
      <text:p text:style-name="P21"><text:span text:style-name="T2"/></text:p>
      <text:p text:style-name="P7"><text:span text:style-name="T14">import</text:span><text:span text:style-name="T2"> </text:span><text:span text:style-name="T5">copy</text:span></text:p>
      <text:p text:style-name="P4"/>
      <text:p text:style-name="P4"><text:span text:style-name="T3">orig</text:span> <text:span text:style-name="T3">=</text:span> <text:span text:style-name="T3">[[</text:span><text:span text:style-name="T6">42</text:span><text:span text:style-name="T3">,</text:span> <text:span text:style-name="T6">42</text:span><text:span text:style-name="T3">,</text:span> <text:span text:style-name="T6">4444</text:span><text:span text:style-name="T3">],</text:span> <text:span text:style-name="T6">65</text:span><text:span text:style-name="T3">,</text:span> <text:span text:style-name="T6">75</text:span><text:span text:style-name="T3">,</text:span> <text:span text:style-name="T6">105</text:span><text:span text:style-name="T3">]</text:span></text:p>
      <text:p text:style-name="P4"><text:span text:style-name="T3">copy</text:span> <text:span text:style-name="T3">=</text:span> <text:span text:style-name="T3">copy.deepcopy(orig)</text:span></text:p>
      <text:p text:style-name="P4"/>
      <text:p text:style-name="P4"><text:span text:style-name="T3">copy[</text:span><text:span text:style-name="T6">1</text:span><text:span text:style-name="T3">]</text:span> <text:span text:style-name="T3">=</text:span> <text:span text:style-name="T6">85</text:span></text:p>
      <text:p text:style-name="P5">print(orig)</text:p>
      <text:p text:style-name="P5">print(copy)</text:p>
      <text:p text:style-name="P4"/>
      <text:p text:style-name="P4"><text:span text:style-name="T3">copy[</text:span><text:span text:style-name="T6">0</text:span><text:span text:style-name="T3">][</text:span><text:span text:style-name="T6">0</text:span><text:span text:style-name="T3">]</text:span> <text:span text:style-name="T3">=</text:span> <text:span text:style-name="T6">40</text:span></text:p>
      <text:p text:style-name="P4"><text:span text:style-name="T3">print(</text:span><text:span text:style-name="T10">"\n---\n"</text:span><text:span text:style-name="T3">)</text:span></text:p>
      <text:p text:style-name="P5">print(orig)</text:p>
      <text:p text:style-name="P1">print(copy)</text:p>
      <text:p text:style-name="P21"><text:span text:style-name="T2">This will print :</text:span></text:p>
      <text:p text:style-name="P17"><text:span text:style-name="T2">[[42, 42, 4444], 65, 75, 105]</text:span></text:p>
      <text:p text:style-name="P17"><text:span text:style-name="T2">[[42, 42, 4444], 85, 75, 105]</text:span></text:p>
      <text:p text:style-name="P17"><text:span text:style-name="T2"/></text:p>
      <text:p text:style-name="P17"><text:span text:style-name="T2">---</text:span></text:p>
      <text:p text:style-name="P17"><text:span text:style-name="T2"/></text:p>
      <text:p text:style-name="P17"><text:span text:style-name="T2">[[42, 42, 4444], 65, 75, 105]</text:span></text:p>
      <text:p text:style-name="P17"><text:span text:style-name="T2">[[40, 42, 4444], 85, 75, 105]</text:span></text:p>
      <text:p text:style-name="P15"><text:span text:style-name="T8"/></text:p>
      <text:p text:style-name="P15"><text:span text:style-name="T8"/></text:p>
      <text:list xml:id="list3561370757740734765" text:style-name="L4">
        <text:list-item>
          <text:p text:style-name="P20"><text:span text:style-name="T2">Copying custom types</text:span></text:p>
        </text:list-item>
      </text:list>
      <text:p text:style-name="P21"><text:span text:style-name="T2"/></text:p>
      <text:p text:style-name="P21"><text:span text:style-name="T2">&gt; Everything works exactly the same when I only copy the reference to a custom object that I created :</text:span></text:p>
      <text:p text:style-name="P21"><text:span text:style-name="T2"/></text:p>
      <text:p text:style-name="P7"><text:span text:style-name="T14">import</text:span><text:span text:style-name="T2"> </text:span><text:span text:style-name="T5">copy</text:span></text:p>
      <text:p text:style-name="P4"/>
      <text:p text:style-name="P4"><text:span text:style-name="T13">class</text:span> <text:span text:style-name="T3">Person():</text:span></text:p>
      <text:p text:style-name="P4"><text:s text:c="4"/><text:span text:style-name="T13">def</text:span> <text:span text:style-name="T15">__init__</text:span><text:span text:style-name="T3">(self,</text:span> <text:span text:style-name="T3">name,</text:span> <text:span text:style-name="T3">age):</text:span></text:p>
      <text:p text:style-name="P4"><text:s text:c="8"/><text:span text:style-name="T3">self.name</text:span> <text:span text:style-name="T3">=</text:span> <text:span text:style-name="T3">name</text:span></text:p>
      <text:p text:style-name="P4"><text:s text:c="8"/><text:span text:style-name="T3">self.age</text:span> <text:span text:style-name="T3">=</text:span> <text:span text:style-name="T3">age</text:span></text:p>
      <text:p text:style-name="P4"/>
      <text:p text:style-name="P4"><text:span text:style-name="T3">p1</text:span> <text:span text:style-name="T3">=</text:span> <text:span text:style-name="T3">Person(</text:span><text:span text:style-name="T10">'Quentin'</text:span><text:span text:style-name="T3">,</text:span> <text:span text:style-name="T6">24</text:span><text:span text:style-name="T3">)</text:span></text:p>
      <text:p text:style-name="P4"><text:span text:style-name="T3">p2</text:span> <text:span text:style-name="T3">=</text:span> <text:span text:style-name="T3">p1</text:span></text:p>
      <text:p text:style-name="P4"/>
      <text:p text:style-name="P4"><text:span text:style-name="T3">p2.age</text:span> <text:span text:style-name="T3">=</text:span> <text:span text:style-name="T6">32</text:span></text:p>
      <text:p text:style-name="P5"><text:soft-page-break/>print(p2.age)</text:p>
      <text:p text:style-name="P1">print(p1.age)</text:p>
      <text:p text:style-name="P21"><text:span text:style-name="T2">This will print :</text:span></text:p>
      <text:p text:style-name="P17"><text:span text:style-name="T2">32</text:span></text:p>
      <text:p text:style-name="P17"><text:span text:style-name="T2">32</text:span></text:p>
      <text:p text:style-name="P21"><text:span text:style-name="T2"/></text:p>
      <text:p text:style-name="P21"><text:span text:style-name="T2"/></text:p>
      <text:p text:style-name="P21"><text:span text:style-name="T2">&gt; Everything works exactly the same when I make a </text:span><text:span text:style-name="T1">shallow copy </text:span><text:span text:style-name="T2">as well :</text:span></text:p>
      <text:p text:style-name="P21"><text:span text:style-name="T2"/></text:p>
      <text:p text:style-name="P7"><text:span text:style-name="T14">import</text:span><text:span text:style-name="T2"> </text:span><text:span text:style-name="T5">copy</text:span></text:p>
      <text:p text:style-name="P4"/>
      <text:p text:style-name="P4"><text:span text:style-name="T13">class</text:span> <text:span text:style-name="T3">Person():</text:span></text:p>
      <text:p text:style-name="P4"><text:s text:c="4"/><text:span text:style-name="T13">def</text:span> <text:span text:style-name="T15">__init__</text:span><text:span text:style-name="T3">(self,</text:span> <text:span text:style-name="T3">name,</text:span> <text:span text:style-name="T3">age):</text:span></text:p>
      <text:p text:style-name="P4"><text:s text:c="8"/><text:span text:style-name="T3">self.name</text:span> <text:span text:style-name="T3">=</text:span> <text:span text:style-name="T3">name</text:span></text:p>
      <text:p text:style-name="P4"><text:s text:c="8"/><text:span text:style-name="T3">self.age</text:span> <text:span text:style-name="T3">=</text:span> <text:span text:style-name="T3">age</text:span></text:p>
      <text:p text:style-name="P4"/>
      <text:p text:style-name="P4"><text:span text:style-name="T3">p1</text:span> <text:span text:style-name="T3">=</text:span> <text:span text:style-name="T3">Person(</text:span><text:span text:style-name="T10">'Quentin'</text:span><text:span text:style-name="T3">,</text:span> <text:span text:style-name="T6">24</text:span><text:span text:style-name="T3">)</text:span></text:p>
      <text:p text:style-name="P4"><text:span text:style-name="T3">p2</text:span> <text:span text:style-name="T3">=</text:span> <text:span text:style-name="T3">copy.copy(p1)</text:span></text:p>
      <text:p text:style-name="P4"/>
      <text:p text:style-name="P4"><text:span text:style-name="T3">p2.age</text:span> <text:span text:style-name="T3">=</text:span> <text:span text:style-name="T6">32</text:span></text:p>
      <text:p text:style-name="P5">print(p2.age)</text:p>
      <text:p text:style-name="P1">print(p1.age)</text:p>
      <text:p text:style-name="P21"><text:span text:style-name="T2">This will print :</text:span></text:p>
      <text:p text:style-name="P17"><text:span text:style-name="T2">32</text:span></text:p>
      <text:p text:style-name="P17"><text:span text:style-name="T2">24</text:span></text:p>
      <text:p text:style-name="P21"><text:span text:style-name="T2"/></text:p>
      <text:p text:style-name="P21"><text:span text:style-name="T2"/></text:p>
      <text:p text:style-name="P21"><text:span text:style-name="T2">&gt; And finally, I can also make a </text:span><text:span text:style-name="T1">deep copy </text:span><text:span text:style-name="T2">in exactly the same way :</text:span></text:p>
      <text:p text:style-name="P7"><text:span text:style-name="T14">import</text:span><text:span text:style-name="T2"> </text:span><text:span text:style-name="T5">copy</text:span></text:p>
      <text:p text:style-name="P4"/>
      <text:p text:style-name="P4"><text:span text:style-name="T13">class</text:span> <text:span text:style-name="T3">Person():</text:span></text:p>
      <text:p text:style-name="P4"><text:s text:c="4"/><text:span text:style-name="T13">def</text:span> <text:span text:style-name="T15">__init__</text:span><text:span text:style-name="T3">(self,</text:span> <text:span text:style-name="T3">name,</text:span> <text:span text:style-name="T3">age,</text:span> <text:span text:style-name="T3">hobbies):</text:span></text:p>
      <text:p text:style-name="P4"><text:s text:c="8"/><text:span text:style-name="T3">self.name</text:span> <text:span text:style-name="T3">=</text:span> <text:span text:style-name="T3">name</text:span></text:p>
      <text:p text:style-name="P4"><text:s text:c="8"/><text:span text:style-name="T3">self.age</text:span> <text:span text:style-name="T3">=</text:span> <text:span text:style-name="T3">age</text:span></text:p>
      <text:p text:style-name="P4"><text:s text:c="8"/><text:span text:style-name="T3">self.hobbies</text:span> <text:span text:style-name="T3">=</text:span> <text:span text:style-name="T3">hobbies</text:span></text:p>
      <text:p text:style-name="P4"/>
      <text:p text:style-name="P4"><text:span text:style-name="T3">p1</text:span> <text:span text:style-name="T3">=</text:span> <text:span text:style-name="T3">Person(</text:span><text:span text:style-name="T10">'Quentin'</text:span><text:span text:style-name="T3">,</text:span> <text:span text:style-name="T6">24</text:span><text:span text:style-name="T3">,</text:span> <text:span text:style-name="T3">[</text:span><text:span text:style-name="T10">"VideoGames"</text:span><text:span text:style-name="T3">,</text:span> <text:span text:style-name="T10">"Philosophy"</text:span><text:span text:style-name="T3">,</text:span> <text:span text:style-name="T10">"Dancing"</text:span><text:span text:style-name="T3">])</text:span></text:p>
      <text:p text:style-name="P4"><text:span text:style-name="T3">p2</text:span> <text:span text:style-name="T3">=</text:span> <text:span text:style-name="T3">copy.deepcopy(p1)</text:span></text:p>
      <text:p text:style-name="P4"/>
      <text:p text:style-name="P4"><text:span text:style-name="T3">p2.hobbies[</text:span><text:span text:style-name="T6">0</text:span><text:span text:style-name="T3">]</text:span> <text:span text:style-name="T3">=</text:span> <text:span text:style-name="T10">"Hiking"</text:span></text:p>
      <text:p text:style-name="P5">print(p2.hobbies)</text:p>
      <text:p text:style-name="P1">print(p1.hobbies)</text:p>
      <text:p text:style-name="P21"><text:span text:style-name="T2">This will print :</text:span></text:p>
      <text:p text:style-name="P17"><text:span text:style-name="T2">['Hiking', 'Philosophy', 'Dancing']</text:span></text:p>
      <text:p text:style-name="P17"><text:span text:style-name="T2">['VideoGames', 'Philosophy', 'Dancing']</text:span></text:p>
      <text:p text:style-name="P15"><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0M51S</meta:editing-duration>
    <meta:editing-cycles>4</meta:editing-cycles>
    <meta:generator>OpenOffice/4.1.11$Win32 OpenOffice.org_project/4111m1$Build-9808</meta:generator>
    <dc:date>2022-04-08T13:35:55.13</dc:date>
    <meta:document-statistic meta:table-count="0" meta:image-count="1" meta:object-count="0" meta:page-count="4" meta:paragraph-count="115" meta:word-count="786" meta:character-count="4451"/>
    <meta:user-defined meta:name="Info 1"/>
    <meta:user-defined meta:name="Info 2"/>
    <meta:user-defined meta:name="Info 3"/>
    <meta:user-defined meta:name="Info 4"/>
  </office:meta>
</office:document-meta>
</file>